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7" style:parent-style-name="LO-Normal" style:family="paragraph">
      <style:paragraph-properties fo:margin-bottom="0in" fo:margin-right="-1.1812in"/>
    </style:style>
    <style:style style:name="T898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1" text:continue-numbering="true">
        <text:list-item>
          <text:p text:style-name="P1">BR243809496355R</text:p>
        </text:list-item>
        <text:list-item>
          <text:p text:style-name="P308">BR244691196337J</text:p>
        </text:list-item>
        <text:list-item>
          <text:p text:style-name="P309">BR242421656697A</text:p>
        </text:list-item>
        <text:list-item>
          <text:p text:style-name="P310">BR241921038065P</text:p>
        </text:list-item>
        <text:list-item>
          <text:p text:style-name="P311">BR248092762185U</text:p>
        </text:list-item>
        <text:list-item>
          <text:p text:style-name="P312">BR2415363593166</text:p>
        </text:list-item>
        <text:list-item>
          <text:p text:style-name="P313">BR2438710372094</text:p>
        </text:list-item>
        <text:list-item>
          <text:p text:style-name="P314">BR242479291825D</text:p>
        </text:list-item>
        <text:list-item>
          <text:p text:style-name="P315">BR240062124327F</text:p>
        </text:list-item>
        <text:list-item>
          <text:p text:style-name="P316">BR245161420816I</text:p>
        </text:list-item>
        <text:list-item>
          <text:p text:style-name="P317">BR247774861367A</text:p>
        </text:list-item>
        <text:list-item>
          <text:p text:style-name="P318">BR249271171468A</text:p>
        </text:list-item>
        <text:list-item>
          <text:p text:style-name="P319">BR241040456180U</text:p>
        </text:list-item>
        <text:list-item>
          <text:p text:style-name="P320">BR248597470644G</text:p>
        </text:list-item>
        <text:list-item>
          <text:p text:style-name="P321">BR2467092762736</text:p>
        </text:list-item>
        <text:list-item>
          <text:p text:style-name="P322">BR2463448266977</text:p>
        </text:list-item>
        <text:list-item>
          <text:p text:style-name="P323">BR248269090334R</text:p>
        </text:list-item>
        <text:list-item>
          <text:p text:style-name="P324">BR2463573323987</text:p>
        </text:list-item>
        <text:list-item>
          <text:p text:style-name="P325">BR246744565815B</text:p>
        </text:list-item>
        <text:list-item>
          <text:p text:style-name="P326">BR243792518134M</text:p>
        </text:list-item>
        <text:list-item>
          <text:p text:style-name="P327">BR243349683533J</text:p>
        </text:list-item>
        <text:list-item>
          <text:p text:style-name="P328">BR2450674465889</text:p>
        </text:list-item>
        <text:list-item>
          <text:p text:style-name="P329">BR2485623558013</text:p>
        </text:list-item>
        <text:list-item>
          <text:p text:style-name="P330">BR241757038533L</text:p>
        </text:list-item>
        <text:list-item>
          <text:p text:style-name="P331">BR241481031771M</text:p>
        </text:list-item>
        <text:list-item>
          <text:p text:style-name="P332">BR249379756070O</text:p>
        </text:list-item>
        <text:list-item>
          <text:p text:style-name="P333">BR2498916876523</text:p>
        </text:list-item>
        <text:list-item>
          <text:p text:style-name="P334">BR243688736906C</text:p>
        </text:list-item>
        <text:list-item>
          <text:p text:style-name="P335">BR241734259659F</text:p>
        </text:list-item>
        <text:list-item>
          <text:p text:style-name="P336">BR2498046857211</text:p>
        </text:list-item>
        <text:list-item>
          <text:p text:style-name="P337">BR2407821543687</text:p>
        </text:list-item>
        <text:list-item>
          <text:p text:style-name="P338">BR248098922954G</text:p>
        </text:list-item>
        <text:list-item>
          <text:p text:style-name="P339">BR247832071046Z</text:p>
        </text:list-item>
        <text:list-item>
          <text:p text:style-name="P340">BR246747756696B</text:p>
        </text:list-item>
        <text:list-item>
          <text:p text:style-name="P341">BR2469973276682</text:p>
        </text:list-item>
        <text:list-item>
          <text:p text:style-name="P342">BR2402750642564</text:p>
        </text:list-item>
        <text:list-item>
          <text:p text:style-name="P343">BR245393019733Z</text:p>
        </text:list-item>
        <text:list-item>
          <text:p text:style-name="P344">BR2481255313871</text:p>
        </text:list-item>
        <text:list-item>
          <text:p text:style-name="P345">BR2402509915645</text:p>
        </text:list-item>
        <text:list-item>
          <text:p text:style-name="P346">BR243552182740Z</text:p>
        </text:list-item>
        <text:list-item>
          <text:p text:style-name="P347">BR240599155408I</text:p>
        </text:list-item>
        <text:list-item>
          <text:p text:style-name="P348">BR243904467912X</text:p>
        </text:list-item>
        <text:list-item>
          <text:p text:style-name="P349">BR249344201290N</text:p>
        </text:list-item>
        <text:list-item>
          <text:p text:style-name="P350">BR241245843952H</text:p>
        </text:list-item>
        <text:list-item>
          <text:p text:style-name="P351">BR2478158706738</text:p>
        </text:list-item>
        <text:list-item>
          <text:p text:style-name="P352">BR246716007130K</text:p>
        </text:list-item>
        <text:list-item>
          <text:p text:style-name="P353">BR241862033098C</text:p>
        </text:list-item>
        <text:list-item>
          <text:p text:style-name="P354">BR242739896064D</text:p>
        </text:list-item>
        <text:list-item>
          <text:p text:style-name="P355">BR240637770156Q</text:p>
        </text:list-item>
        <text:list-item>
          <text:p text:style-name="P356">BR2406524017689</text:p>
        </text:list-item>
        <text:list-item>
          <text:p text:style-name="P357">BR243283474297I</text:p>
        </text:list-item>
        <text:list-item>
          <text:p text:style-name="P358">BR247651289228F</text:p>
        </text:list-item>
        <text:list-item>
          <text:p text:style-name="P359">BR249835547241R</text:p>
        </text:list-item>
        <text:list-item>
          <text:p text:style-name="P360">BR244121731727N</text:p>
        </text:list-item>
        <text:list-item>
          <text:p text:style-name="P361">BR242060877303D</text:p>
        </text:list-item>
        <text:list-item>
          <text:p text:style-name="P362">BR241150333015L</text:p>
        </text:list-item>
        <text:list-item>
          <text:p text:style-name="P363">BR240649382221C</text:p>
        </text:list-item>
        <text:list-item>
          <text:p text:style-name="P364">BR2484749578769</text:p>
        </text:list-item>
        <text:list-item>
          <text:p text:style-name="P365">BR241596466538K</text:p>
        </text:list-item>
        <text:list-item>
          <text:p text:style-name="P366">BR240937605762R</text:p>
        </text:list-item>
        <text:list-item>
          <text:p text:style-name="P367">BR247079509250B</text:p>
        </text:list-item>
        <text:list-item>
          <text:p text:style-name="P368">BR249241229524R</text:p>
        </text:list-item>
        <text:list-item>
          <text:p text:style-name="P369">BR240993133183P</text:p>
        </text:list-item>
        <text:list-item>
          <text:p text:style-name="P370">BR241093744168F</text:p>
        </text:list-item>
        <text:list-item>
          <text:p text:style-name="P371">BR241300315181M</text:p>
        </text:list-item>
        <text:list-item>
          <text:p text:style-name="P372">BR240713227859I</text:p>
        </text:list-item>
        <text:list-item>
          <text:p text:style-name="P373">BR245073679552M</text:p>
        </text:list-item>
        <text:list-item>
          <text:p text:style-name="P374">BR247714291220F</text:p>
        </text:list-item>
        <text:list-item>
          <text:p text:style-name="P375">BR2460664448167</text:p>
        </text:list-item>
        <text:list-item>
          <text:p text:style-name="P376">BR244770689832Z</text:p>
        </text:list-item>
        <text:list-item>
          <text:p text:style-name="P377">BR247412130679R</text:p>
        </text:list-item>
        <text:list-item>
          <text:p text:style-name="P378">BR248399019124W</text:p>
        </text:list-item>
        <text:list-item>
          <text:p text:style-name="P379">BR243006565902Q</text:p>
        </text:list-item>
        <text:list-item>
          <text:p text:style-name="P380">BR243992325500W</text:p>
        </text:list-item>
        <text:list-item>
          <text:p text:style-name="P381">BR2440665899895</text:p>
        </text:list-item>
        <text:list-item>
          <text:p text:style-name="P382">BR248905718305U</text:p>
        </text:list-item>
        <text:list-item>
          <text:p text:style-name="P383">BR249601435321Y</text:p>
        </text:list-item>
        <text:list-item>
          <text:p text:style-name="P384">BR247184694063Z</text:p>
        </text:list-item>
        <text:list-item>
          <text:p text:style-name="P385">BR247954517911B</text:p>
        </text:list-item>
        <text:list-item>
          <text:p text:style-name="P386">BR244822930400H</text:p>
        </text:list-item>
        <text:list-item>
          <text:p text:style-name="P387">BR2405199012132</text:p>
        </text:list-item>
        <text:list-item>
          <text:p text:style-name="P388">BR246513553355F</text:p>
        </text:list-item>
        <text:list-item>
          <text:p text:style-name="P389">BR244764668157A</text:p>
        </text:list-item>
        <text:list-item>
          <text:p text:style-name="P390">BR244689498845A</text:p>
        </text:list-item>
        <text:list-item>
          <text:p text:style-name="P391">BR242910472954D</text:p>
        </text:list-item>
        <text:list-item>
          <text:p text:style-name="P392">BR245710546017K</text:p>
        </text:list-item>
        <text:list-item>
          <text:p text:style-name="P393">BR241533877554G</text:p>
        </text:list-item>
        <text:list-item>
          <text:p text:style-name="P394">BR246645749276D</text:p>
        </text:list-item>
        <text:list-item>
          <text:p text:style-name="P395">BR249495578340M</text:p>
        </text:list-item>
        <text:list-item>
          <text:p text:style-name="P396">BR2491279411668</text:p>
        </text:list-item>
        <text:list-item>
          <text:p text:style-name="P397">BR247142100826N</text:p>
        </text:list-item>
        <text:list-item>
          <text:p text:style-name="P398">BR248850449189G</text:p>
        </text:list-item>
        <text:list-item>
          <text:p text:style-name="P399">BR245491312817K</text:p>
        </text:list-item>
        <text:list-item>
          <text:p text:style-name="P400">BR247865690191F</text:p>
        </text:list-item>
        <text:list-item>
          <text:p text:style-name="P401">BR247788359977O</text:p>
        </text:list-item>
        <text:list-item>
          <text:p text:style-name="P402">BR242854047125F</text:p>
        </text:list-item>
        <text:list-item>
          <text:p text:style-name="P403">BR2421944777000</text:p>
        </text:list-item>
        <text:list-item>
          <text:p text:style-name="P404">BR2465910411265</text:p>
        </text:list-item>
        <text:list-item>
          <text:p text:style-name="P405">BR248708570347V</text:p>
        </text:list-item>
        <text:list-item>
          <text:p text:style-name="P406">BR245368302134D</text:p>
        </text:list-item>
        <text:list-item>
          <text:p text:style-name="P407">BR2414074813881</text:p>
        </text:list-item>
        <text:list-item>
          <text:p text:style-name="P408">BR2429294657767</text:p>
        </text:list-item>
        <text:list-item>
          <text:p text:style-name="P409">BR240769078976O</text:p>
        </text:list-item>
        <text:list-item>
          <text:p text:style-name="P410">BR2470294510016</text:p>
        </text:list-item>
        <text:list-item>
          <text:p text:style-name="P411">BR244849658222S</text:p>
        </text:list-item>
        <text:list-item>
          <text:p text:style-name="P412">BR249191524192Q</text:p>
        </text:list-item>
        <text:list-item>
          <text:p text:style-name="P413">BR249595222720Y</text:p>
        </text:list-item>
        <text:list-item>
          <text:p text:style-name="P414">BR2493417794966</text:p>
        </text:list-item>
        <text:list-item>
          <text:p text:style-name="P415">BR249727589188N</text:p>
        </text:list-item>
        <text:list-item>
          <text:p text:style-name="P416">BR241140571627H</text:p>
        </text:list-item>
        <text:list-item>
          <text:p text:style-name="P417">BR241996259388J</text:p>
        </text:list-item>
        <text:list-item>
          <text:p text:style-name="P418">BR244448544847A</text:p>
        </text:list-item>
        <text:list-item>
          <text:p text:style-name="P419">BR245806276432J</text:p>
        </text:list-item>
        <text:list-item>
          <text:p text:style-name="P420">BR248249830605W</text:p>
        </text:list-item>
        <text:list-item>
          <text:p text:style-name="P421">BR247938206397B</text:p>
        </text:list-item>
        <text:list-item>
          <text:p text:style-name="P422">BR241598923089D</text:p>
        </text:list-item>
        <text:list-item>
          <text:p text:style-name="P423">BR2415811254939</text:p>
        </text:list-item>
        <text:list-item>
          <text:p text:style-name="P424">BR245080915444V</text:p>
        </text:list-item>
        <text:list-item>
          <text:p text:style-name="P425">BR2458922304830</text:p>
        </text:list-item>
        <text:list-item>
          <text:p text:style-name="P426">BR2407196180849</text:p>
        </text:list-item>
        <text:list-item>
          <text:p text:style-name="P427">BR248133264548K</text:p>
        </text:list-item>
        <text:list-item>
          <text:p text:style-name="P428">BR2469945659394</text:p>
        </text:list-item>
        <text:list-item>
          <text:p text:style-name="P429">BR248229478082I</text:p>
        </text:list-item>
        <text:list-item>
          <text:p text:style-name="P430">BR247308702320E</text:p>
        </text:list-item>
        <text:list-item>
          <text:p text:style-name="P431">BR2421769941302</text:p>
        </text:list-item>
        <text:list-item>
          <text:p text:style-name="P432">BR242835758615B</text:p>
        </text:list-item>
        <text:list-item>
          <text:p text:style-name="P433">BR242018490671B</text:p>
        </text:list-item>
        <text:list-item>
          <text:p text:style-name="P434">BR249720990304N</text:p>
        </text:list-item>
        <text:list-item>
          <text:p text:style-name="P435">BR2488888515585</text:p>
        </text:list-item>
        <text:list-item>
          <text:p text:style-name="P436">BR2403356098317</text:p>
        </text:list-item>
        <text:list-item>
          <text:p text:style-name="P437">BR240355430985H</text:p>
        </text:list-item>
        <text:list-item>
          <text:p text:style-name="P438">BR243175409481F</text:p>
        </text:list-item>
        <text:list-item>
          <text:p text:style-name="P439">BR245036551739N</text:p>
        </text:list-item>
        <text:list-item>
          <text:p text:style-name="P440">BR242554383788M</text:p>
        </text:list-item>
        <text:list-item>
          <text:p text:style-name="P441">BR2466199707855</text:p>
        </text:list-item>
        <text:list-item>
          <text:p text:style-name="P442">BR247295190949N</text:p>
        </text:list-item>
        <text:list-item>
          <text:p text:style-name="P443">BR2401008415712</text:p>
        </text:list-item>
        <text:list-item>
          <text:p text:style-name="P444">BR248773924017T</text:p>
        </text:list-item>
        <text:list-item>
          <text:p text:style-name="P445">BR244684549357Z</text:p>
        </text:list-item>
        <text:list-item>
          <text:p text:style-name="P446">BR247513533196E</text:p>
        </text:list-item>
        <text:list-item>
          <text:p text:style-name="P447">BR243115610592W</text:p>
        </text:list-item>
        <text:list-item>
          <text:p text:style-name="P448">BR2497529858269</text:p>
        </text:list-item>
        <text:list-item>
          <text:p text:style-name="P449">BR242455394290Q</text:p>
        </text:list-item>
        <text:list-item>
          <text:p text:style-name="P450">BR2405539310564</text:p>
        </text:list-item>
        <text:list-item>
          <text:p text:style-name="P451">BR249028014760H</text:p>
        </text:list-item>
        <text:list-item>
          <text:p text:style-name="P452">BR243343736725B</text:p>
        </text:list-item>
        <text:list-item>
          <text:p text:style-name="P453">BR2417686865676</text:p>
        </text:list-item>
        <text:list-item>
          <text:p text:style-name="P454">BR246907763621F</text:p>
        </text:list-item>
        <text:list-item>
          <text:p text:style-name="P455">BR246357245372A</text:p>
        </text:list-item>
        <text:list-item>
          <text:p text:style-name="P456">BR246574278897R</text:p>
        </text:list-item>
        <text:list-item>
          <text:p text:style-name="P457">BR244890595107U</text:p>
        </text:list-item>
        <text:list-item>
          <text:p text:style-name="P458">BR246631325474P</text:p>
        </text:list-item>
        <text:list-item>
          <text:p text:style-name="P459">BR249632672556X</text:p>
        </text:list-item>
        <text:list-item>
          <text:p text:style-name="P460">BR249203440768O</text:p>
        </text:list-item>
        <text:list-item>
          <text:p text:style-name="P461">BR246589247342H</text:p>
        </text:list-item>
        <text:list-item>
          <text:p text:style-name="P462">BR247647084772X</text:p>
        </text:list-item>
        <text:list-item>
          <text:p text:style-name="P463">BR2415455961846</text:p>
        </text:list-item>
        <text:list-item>
          <text:p text:style-name="P464">BR245614098137V</text:p>
        </text:list-item>
        <text:list-item>
          <text:p text:style-name="P465">BR2430674438822</text:p>
        </text:list-item>
        <text:list-item>
          <text:p text:style-name="P466">BR2443069274562</text:p>
        </text:list-item>
        <text:list-item>
          <text:p text:style-name="P467">BR2420383101726</text:p>
        </text:list-item>
        <text:list-item>
          <text:p text:style-name="P468">BR249290342509A</text:p>
        </text:list-item>
        <text:list-item>
          <text:p text:style-name="P469">BR2469608923535</text:p>
        </text:list-item>
        <text:list-item>
          <text:p text:style-name="P470">BR2423319775597</text:p>
        </text:list-item>
        <text:list-item>
          <text:p text:style-name="P471">BR2412075220036</text:p>
        </text:list-item>
        <text:list-item>
          <text:p text:style-name="P472">BR2401356100338</text:p>
        </text:list-item>
        <text:list-item>
          <text:p text:style-name="P473">BR249001868032K</text:p>
        </text:list-item>
        <text:list-item>
          <text:p text:style-name="P474">BR2439246180936</text:p>
        </text:list-item>
        <text:list-item>
          <text:p text:style-name="P475">BR244491727382A</text:p>
        </text:list-item>
        <text:list-item>
          <text:p text:style-name="P476">BR243475630688F</text:p>
        </text:list-item>
        <text:list-item>
          <text:p text:style-name="P477">BR247213288616C</text:p>
        </text:list-item>
        <text:list-item>
          <text:p text:style-name="P478">BR249548848001W</text:p>
        </text:list-item>
        <text:list-item>
          <text:p text:style-name="P479">BR246170850821B</text:p>
        </text:list-item>
        <text:list-item>
          <text:p text:style-name="P480">BR2425168612103</text:p>
        </text:list-item>
        <text:list-item>
          <text:p text:style-name="P481">BR242651654891M</text:p>
        </text:list-item>
        <text:list-item>
          <text:p text:style-name="P482">BR243716137579W</text:p>
        </text:list-item>
        <text:list-item>
          <text:p text:style-name="P483">BR2478539878323</text:p>
        </text:list-item>
        <text:list-item>
          <text:p text:style-name="P484">BR247963690575W</text:p>
        </text:list-item>
        <text:list-item>
          <text:p text:style-name="P485">BR2417870794467</text:p>
        </text:list-item>
        <text:list-item>
          <text:p text:style-name="P486">BR248936869817Z</text:p>
        </text:list-item>
        <text:list-item>
          <text:p text:style-name="P487">BR2449695844435</text:p>
        </text:list-item>
        <text:list-item>
          <text:p text:style-name="P488">BR2489860761196</text:p>
        </text:list-item>
        <text:list-item>
          <text:p text:style-name="P489">BR2423067131365</text:p>
        </text:list-item>
        <text:list-item>
          <text:p text:style-name="P490">BR244091043116D</text:p>
        </text:list-item>
        <text:list-item>
          <text:p text:style-name="P491">BR249681950208C</text:p>
        </text:list-item>
        <text:list-item>
          <text:p text:style-name="P492">BR242253951966V</text:p>
        </text:list-item>
        <text:list-item>
          <text:p text:style-name="P493">BR249255140577D</text:p>
        </text:list-item>
        <text:list-item>
          <text:p text:style-name="P494">BR243255320529J</text:p>
        </text:list-item>
        <text:list-item>
          <text:p text:style-name="P495">BR241627197944Y</text:p>
        </text:list-item>
        <text:list-item>
          <text:p text:style-name="P496">BR244040479891X</text:p>
        </text:list-item>
        <text:list-item>
          <text:p text:style-name="P497">BR249217782421X</text:p>
        </text:list-item>
        <text:list-item>
          <text:p text:style-name="P498">BR240872405251F</text:p>
        </text:list-item>
        <text:list-item>
          <text:p text:style-name="P499">BR245829205427B</text:p>
        </text:list-item>
        <text:list-item>
          <text:p text:style-name="P500">BR249206950020O</text:p>
        </text:list-item>
        <text:list-item>
          <text:p text:style-name="P501">BR247806163377F</text:p>
        </text:list-item>
        <text:list-item>
          <text:p text:style-name="P502">BR247419435465T</text:p>
        </text:list-item>
        <text:list-item>
          <text:p text:style-name="P503">BR245414512416V</text:p>
        </text:list-item>
        <text:list-item>
          <text:p text:style-name="P504">BR249860716211I</text:p>
        </text:list-item>
        <text:list-item>
          <text:p text:style-name="P505">BR248219591983Q</text:p>
        </text:list-item>
        <text:list-item>
          <text:p text:style-name="P506">BR243256896154R</text:p>
        </text:list-item>
        <text:list-item>
          <text:p text:style-name="P507">BR2437776864194</text:p>
        </text:list-item>
        <text:list-item>
          <text:p text:style-name="P508">BR242534957532Z</text:p>
        </text:list-item>
        <text:list-item>
          <text:p text:style-name="P509">BR245871415631B</text:p>
        </text:list-item>
        <text:list-item>
          <text:p text:style-name="P510">BR2482451563580</text:p>
        </text:list-item>
        <text:list-item>
          <text:p text:style-name="P511">BR241917678613F</text:p>
        </text:list-item>
        <text:list-item>
          <text:p text:style-name="P512">BR2464932489978</text:p>
        </text:list-item>
        <text:list-item>
          <text:p text:style-name="P513">BR249303489007Q</text:p>
        </text:list-item>
        <text:list-item>
          <text:p text:style-name="P514">BR2446240895673</text:p>
        </text:list-item>
        <text:list-item>
          <text:p text:style-name="P515">BR242510694568O</text:p>
        </text:list-item>
        <text:list-item>
          <text:p text:style-name="P516">BR241908226072X</text:p>
        </text:list-item>
        <text:list-item>
          <text:p text:style-name="P517">BR242093953642I</text:p>
        </text:list-item>
        <text:list-item>
          <text:p text:style-name="P518">BR2427033328971</text:p>
        </text:list-item>
        <text:list-item>
          <text:p text:style-name="P519">BR244778481788B</text:p>
        </text:list-item>
        <text:list-item>
          <text:p text:style-name="P520">BR242487678851X</text:p>
        </text:list-item>
        <text:list-item>
          <text:p text:style-name="P521">BR2491878358901</text:p>
        </text:list-item>
        <text:list-item>
          <text:p text:style-name="P522">BR244037910979A</text:p>
        </text:list-item>
        <text:list-item>
          <text:p text:style-name="P523">BR2467852148028</text:p>
        </text:list-item>
        <text:list-item>
          <text:p text:style-name="P524">BR240125071987L</text:p>
        </text:list-item>
        <text:list-item>
          <text:p text:style-name="P525">BR245202501517Q</text:p>
        </text:list-item>
        <text:list-item>
          <text:p text:style-name="P526">BR2423701452200</text:p>
        </text:list-item>
        <text:list-item>
          <text:p text:style-name="P527">BR248454908838H</text:p>
        </text:list-item>
        <text:list-item>
          <text:p text:style-name="P528">BR245169083269V</text:p>
        </text:list-item>
        <text:list-item>
          <text:p text:style-name="P529">BR244334721280K</text:p>
        </text:list-item>
        <text:list-item>
          <text:p text:style-name="P530">BR249994759952K</text:p>
        </text:list-item>
        <text:list-item>
          <text:p text:style-name="P531">BR242600581665D</text:p>
        </text:list-item>
        <text:list-item>
          <text:p text:style-name="P532">BR243950833003X</text:p>
        </text:list-item>
        <text:list-item>
          <text:p text:style-name="P533">BR2434269985263</text:p>
        </text:list-item>
        <text:list-item>
          <text:p text:style-name="P534">BR247200111511K</text:p>
        </text:list-item>
        <text:list-item>
          <text:p text:style-name="P535">BR2473798647082</text:p>
        </text:list-item>
        <text:list-item>
          <text:p text:style-name="P536">BR246613218555V</text:p>
        </text:list-item>
        <text:list-item>
          <text:p text:style-name="P537">BR246784787081X</text:p>
        </text:list-item>
        <text:list-item>
          <text:p text:style-name="P538">BR244256869857U</text:p>
        </text:list-item>
        <text:list-item>
          <text:p text:style-name="P539">BR2400685752889</text:p>
        </text:list-item>
        <text:list-item>
          <text:p text:style-name="P540">BR241566659123Y</text:p>
        </text:list-item>
        <text:list-item>
          <text:p text:style-name="P541">BR243879258218Y</text:p>
        </text:list-item>
        <text:list-item>
          <text:p text:style-name="P542">BR249771500622Y</text:p>
        </text:list-item>
        <text:list-item>
          <text:p text:style-name="P543">BR245837587007C</text:p>
        </text:list-item>
        <text:list-item>
          <text:p text:style-name="P544">BR247216201369G</text:p>
        </text:list-item>
        <text:list-item>
          <text:p text:style-name="P545">BR244397288379L</text:p>
        </text:list-item>
        <text:list-item>
          <text:p text:style-name="P546">BR2441281135996</text:p>
        </text:list-item>
        <text:list-item>
          <text:p text:style-name="P547">BR2496345204114</text:p>
        </text:list-item>
        <text:list-item>
          <text:p text:style-name="P548">BR243813341533W</text:p>
        </text:list-item>
        <text:list-item>
          <text:p text:style-name="P549">BR2432295048622</text:p>
        </text:list-item>
        <text:list-item>
          <text:p text:style-name="P550">BR244595688242D</text:p>
        </text:list-item>
        <text:list-item>
          <text:p text:style-name="P551">BR246447384835I</text:p>
        </text:list-item>
        <text:list-item>
          <text:p text:style-name="P552">BR2477135597394</text:p>
        </text:list-item>
        <text:list-item>
          <text:p text:style-name="P553">BR245385398529W</text:p>
        </text:list-item>
        <text:list-item>
          <text:p text:style-name="P554">BR2465590250385</text:p>
        </text:list-item>
        <text:list-item>
          <text:p text:style-name="P555">BR2456821358094</text:p>
        </text:list-item>
        <text:list-item>
          <text:p text:style-name="P556">BR244068495395S</text:p>
        </text:list-item>
        <text:list-item>
          <text:p text:style-name="P557">BR2403595782955</text:p>
        </text:list-item>
        <text:list-item>
          <text:p text:style-name="P558">BR249624468361N</text:p>
        </text:list-item>
        <text:list-item>
          <text:p text:style-name="P559">BR241125958586W</text:p>
        </text:list-item>
        <text:list-item>
          <text:p text:style-name="P560">BR2491918918706</text:p>
        </text:list-item>
        <text:list-item>
          <text:p text:style-name="P561">BR243020308430O</text:p>
        </text:list-item>
        <text:list-item>
          <text:p text:style-name="P562">BR249398344890R</text:p>
        </text:list-item>
        <text:list-item>
          <text:p text:style-name="P563">BR241357757457Z</text:p>
        </text:list-item>
        <text:list-item>
          <text:p text:style-name="P564">BR243538986350M</text:p>
        </text:list-item>
        <text:list-item>
          <text:p text:style-name="P565">BR241040382187W</text:p>
        </text:list-item>
        <text:list-item>
          <text:p text:style-name="P566">BR246322138241T</text:p>
        </text:list-item>
        <text:list-item>
          <text:p text:style-name="P567">BR247292309351J</text:p>
        </text:list-item>
        <text:list-item>
          <text:p text:style-name="P568">BR241271435951J</text:p>
        </text:list-item>
        <text:list-item>
          <text:p text:style-name="P569">BR249542369768U</text:p>
        </text:list-item>
        <text:list-item>
          <text:p text:style-name="P570">BR243141018047G</text:p>
        </text:list-item>
        <text:list-item>
          <text:p text:style-name="P571">BR249164349717N</text:p>
        </text:list-item>
        <text:list-item>
          <text:p text:style-name="P572">BR247883086637A</text:p>
        </text:list-item>
        <text:list-item>
          <text:p text:style-name="P573">BR2468914260432</text:p>
        </text:list-item>
        <text:list-item>
          <text:p text:style-name="P574">BR245662950685I</text:p>
        </text:list-item>
        <text:list-item>
          <text:p text:style-name="P575">BR249135309425H</text:p>
        </text:list-item>
        <text:list-item>
          <text:p text:style-name="P576">BR2414859128576</text:p>
        </text:list-item>
        <text:list-item>
          <text:p text:style-name="P577">BR243633452207J</text:p>
        </text:list-item>
        <text:list-item>
          <text:p text:style-name="P578">BR242325784561A</text:p>
        </text:list-item>
        <text:list-item>
          <text:p text:style-name="P579">TXAS143295426tx</text:p>
        </text:list-item>
        <text:list-item>
          <text:p text:style-name="P580">BR2473857220082</text:p>
        </text:list-item>
        <text:list-item>
          <text:p text:style-name="P581">BR242802998954D</text:p>
        </text:list-item>
        <text:list-item>
          <text:p text:style-name="P582">BR2405224304168</text:p>
        </text:list-item>
        <text:list-item>
          <text:p text:style-name="P583">BR241206675278X</text:p>
        </text:list-item>
        <text:list-item>
          <text:p text:style-name="P584">BR2479635176014</text:p>
        </text:list-item>
        <text:list-item>
          <text:p text:style-name="P585">BR249006730937B</text:p>
        </text:list-item>
        <text:list-item>
          <text:p text:style-name="P586">BR2468729187638</text:p>
        </text:list-item>
        <text:list-item>
          <text:p text:style-name="P587">BR2497269064815</text:p>
        </text:list-item>
        <text:list-item>
          <text:p text:style-name="P588">BR244222614214I</text:p>
        </text:list-item>
        <text:list-item>
          <text:p text:style-name="P589">BR247627965239I</text:p>
        </text:list-item>
        <text:list-item>
          <text:p text:style-name="P590">BR246184545891H</text:p>
        </text:list-item>
        <text:list-item>
          <text:p text:style-name="P591">BR241906796489X</text:p>
        </text:list-item>
        <text:list-item>
          <text:p text:style-name="P592">BR248468167266E</text:p>
        </text:list-item>
        <text:list-item>
          <text:p text:style-name="P593">BR247359369157G</text:p>
        </text:list-item>
        <text:list-item>
          <text:p text:style-name="P594">BR2462528233904</text:p>
        </text:list-item>
        <text:list-item>
          <text:p text:style-name="P595">BR242590079316B</text:p>
        </text:list-item>
        <text:list-item>
          <text:p text:style-name="P596">BR242718422347W</text:p>
        </text:list-item>
        <text:list-item>
          <text:p text:style-name="P597">BR2477399377118</text:p>
        </text:list-item>
        <text:list-item>
          <text:p text:style-name="P598">BR246221911920J</text:p>
        </text:list-item>
        <text:list-item>
          <text:p text:style-name="P599">BR249782915776Q</text:p>
        </text:list-item>
        <text:list-item>
          <text:p text:style-name="P600">BR245863059988U</text:p>
        </text:list-item>
        <text:list-item>
          <text:p text:style-name="P601">BR241942817045J</text:p>
        </text:list-item>
        <text:list-item>
          <text:p text:style-name="P602">BR241746929959U</text:p>
        </text:list-item>
        <text:list-item>
          <text:p text:style-name="P603">BR248787128687E</text:p>
        </text:list-item>
        <text:list-item>
          <text:p text:style-name="P604">BR249337178090I</text:p>
        </text:list-item>
        <text:list-item>
          <text:p text:style-name="P605">BR244767875089V</text:p>
        </text:list-item>
        <text:list-item>
          <text:p text:style-name="P606">BR241943008117W</text:p>
        </text:list-item>
        <text:list-item>
          <text:p text:style-name="P607">BR245802478406G</text:p>
        </text:list-item>
        <text:list-item>
          <text:p text:style-name="P608">BR240631893814D</text:p>
        </text:list-item>
        <text:list-item>
          <text:p text:style-name="P609">BR249968345891N</text:p>
        </text:list-item>
        <text:list-item>
          <text:p text:style-name="P610">BR244801864470D</text:p>
        </text:list-item>
        <text:list-item>
          <text:p text:style-name="P611">BR246662756152F</text:p>
        </text:list-item>
        <text:list-item>
          <text:p text:style-name="P612">BR247218836326C</text:p>
        </text:list-item>
        <text:list-item>
          <text:p text:style-name="P613">BR241373076826A</text:p>
        </text:list-item>
        <text:list-item>
          <text:p text:style-name="P614">BR242052732822B</text:p>
        </text:list-item>
        <text:list-item>
          <text:p text:style-name="P615">BR245126919241I</text:p>
        </text:list-item>
        <text:list-item>
          <text:p text:style-name="P616">BR241844030176E</text:p>
        </text:list-item>
        <text:list-item>
          <text:p text:style-name="P617">BR249506641089A</text:p>
        </text:list-item>
        <text:list-item>
          <text:p text:style-name="P618">BR241843842957A</text:p>
        </text:list-item>
        <text:list-item>
          <text:p text:style-name="P619">BR241468909436L</text:p>
        </text:list-item>
        <text:list-item>
          <text:p text:style-name="P620">BR241870895392F</text:p>
        </text:list-item>
        <text:list-item>
          <text:p text:style-name="P621">BR248735181158Y</text:p>
        </text:list-item>
        <text:list-item>
          <text:p text:style-name="P622">BR248479425699H</text:p>
        </text:list-item>
        <text:list-item>
          <text:p text:style-name="P623">BR248291158329H</text:p>
        </text:list-item>
        <text:list-item>
          <text:p text:style-name="P624">BR2464088130808</text:p>
        </text:list-item>
        <text:list-item>
          <text:p text:style-name="P625">BR2405508460839</text:p>
        </text:list-item>
        <text:list-item>
          <text:p text:style-name="P626">BR247304014467R</text:p>
        </text:list-item>
        <text:list-item>
          <text:p text:style-name="P627">BR240818849968R</text:p>
        </text:list-item>
        <text:list-item>
          <text:p text:style-name="P628">BR247030024058K</text:p>
        </text:list-item>
        <text:list-item>
          <text:p text:style-name="P629">BR243313566194P</text:p>
        </text:list-item>
        <text:list-item>
          <text:p text:style-name="P630">BR249847724670J</text:p>
        </text:list-item>
        <text:list-item>
          <text:p text:style-name="P631">BR2455472960559</text:p>
        </text:list-item>
        <text:list-item>
          <text:p text:style-name="P632">BR249700885559M</text:p>
        </text:list-item>
        <text:list-item>
          <text:p text:style-name="P633">BR245467963574B</text:p>
        </text:list-item>
        <text:list-item>
          <text:p text:style-name="P634">BR240574182368C</text:p>
        </text:list-item>
        <text:list-item>
          <text:p text:style-name="P635">BR2496663947785</text:p>
        </text:list-item>
        <text:list-item>
          <text:p text:style-name="P636">BR244789370329J</text:p>
        </text:list-item>
        <text:list-item>
          <text:p text:style-name="P637">BR244632230399D</text:p>
        </text:list-item>
        <text:list-item>
          <text:p text:style-name="P638">BR243666246795G</text:p>
        </text:list-item>
        <text:list-item>
          <text:p text:style-name="P639">BR2482667858971</text:p>
        </text:list-item>
        <text:list-item>
          <text:p text:style-name="P640">BR240789433931N</text:p>
        </text:list-item>
        <text:list-item>
          <text:p text:style-name="P641">BR242302357618N</text:p>
        </text:list-item>
        <text:list-item>
          <text:p text:style-name="P642">BR246392497729S</text:p>
        </text:list-item>
        <text:list-item>
          <text:p text:style-name="P643">BR248022475506M</text:p>
        </text:list-item>
        <text:list-item>
          <text:p text:style-name="P644">BR241119985927G</text:p>
        </text:list-item>
        <text:list-item>
          <text:p text:style-name="P645">BR249132061861H</text:p>
        </text:list-item>
        <text:list-item>
          <text:p text:style-name="P646">BR249870603296Z</text:p>
        </text:list-item>
        <text:list-item>
          <text:p text:style-name="P647">AA173092822BR</text:p>
        </text:list-item>
        <text:list-item>
          <text:p text:style-name="P648">AA173626558BR</text:p>
        </text:list-item>
        <text:list-item>
          <text:p text:style-name="P649">AA173663388BR</text:p>
        </text:list-item>
        <text:list-item>
          <text:p text:style-name="P650">AK207621340BR</text:p>
        </text:list-item>
        <text:list-item>
          <text:p text:style-name="P651">AK208190907BR</text:p>
        </text:list-item>
        <text:list-item>
          <text:p text:style-name="P652">AK208365943BR</text:p>
        </text:list-item>
        <text:list-item>
          <text:p text:style-name="P653">AA173804457BR</text:p>
        </text:list-item>
        <text:list-item>
          <text:p text:style-name="P654">AK208314368BR</text:p>
        </text:list-item>
        <text:list-item>
          <text:p text:style-name="P655">BR241388928461X</text:p>
        </text:list-item>
        <text:list-item>
          <text:p text:style-name="P656">BR241042082968W</text:p>
        </text:list-item>
        <text:list-item>
          <text:p text:style-name="P657">BR246109787861S</text:p>
        </text:list-item>
        <text:list-item>
          <text:p text:style-name="P658">BR242961419432V</text:p>
        </text:list-item>
        <text:list-item>
          <text:p text:style-name="P659">BR2476545880618</text:p>
        </text:list-item>
        <text:list-item>
          <text:p text:style-name="P660">BR246264571838K</text:p>
        </text:list-item>
        <text:list-item>
          <text:p text:style-name="P661">BR242402549593S</text:p>
        </text:list-item>
        <text:list-item>
          <text:p text:style-name="P662">BR2406128756896</text:p>
        </text:list-item>
        <text:list-item>
          <text:p text:style-name="P663">TXAS146473913tx</text:p>
        </text:list-item>
        <text:list-item>
          <text:p text:style-name="P664">BR242846045008A</text:p>
        </text:list-item>
        <text:list-item>
          <text:p text:style-name="P665">BR245462973368W</text:p>
        </text:list-item>
        <text:list-item>
          <text:p text:style-name="P666">BR248725642782W</text:p>
        </text:list-item>
        <text:list-item>
          <text:p text:style-name="P667">BR2477965401622</text:p>
        </text:list-item>
        <text:list-item>
          <text:p text:style-name="P668">BR2491671337023</text:p>
        </text:list-item>
        <text:list-item>
          <text:p text:style-name="P669">BR240008977769E</text:p>
        </text:list-item>
        <text:list-item>
          <text:p text:style-name="P670">BR241687974157I</text:p>
        </text:list-item>
        <text:list-item>
          <text:p text:style-name="P671">BR249403676964G</text:p>
        </text:list-item>
        <text:list-item>
          <text:p text:style-name="P672">BR247085234713S</text:p>
        </text:list-item>
        <text:list-item>
          <text:p text:style-name="P673">BR2457476153933</text:p>
        </text:list-item>
        <text:list-item>
          <text:p text:style-name="P674">BR241656507027J</text:p>
        </text:list-item>
        <text:list-item>
          <text:p text:style-name="P675">BR2492399743127</text:p>
        </text:list-item>
        <text:list-item>
          <text:p text:style-name="P676">BR243503322086E</text:p>
        </text:list-item>
        <text:list-item>
          <text:p text:style-name="P677">BR242383559156D</text:p>
        </text:list-item>
        <text:list-item>
          <text:p text:style-name="P678">BR247902302488N</text:p>
        </text:list-item>
        <text:list-item>
          <text:p text:style-name="P679">BR248516957421B</text:p>
        </text:list-item>
        <text:list-item>
          <text:p text:style-name="P680">BR243886380876T</text:p>
        </text:list-item>
        <text:list-item>
          <text:p text:style-name="P681">BR2420802614388</text:p>
        </text:list-item>
        <text:list-item>
          <text:p text:style-name="P682">BR244357997033J</text:p>
        </text:list-item>
        <text:list-item>
          <text:p text:style-name="P683">BR2413247971610</text:p>
        </text:list-item>
        <text:list-item>
          <text:p text:style-name="P684">BR249547556194K</text:p>
        </text:list-item>
        <text:list-item>
          <text:p text:style-name="P685">BR249473582161C</text:p>
        </text:list-item>
        <text:list-item>
          <text:p text:style-name="P686">BR247475817942M</text:p>
        </text:list-item>
        <text:list-item>
          <text:p text:style-name="P687">BR242027445798B</text:p>
        </text:list-item>
        <text:list-item>
          <text:p text:style-name="P688">BR2447168163370</text:p>
        </text:list-item>
        <text:list-item>
          <text:p text:style-name="P689">BR240980413805X</text:p>
        </text:list-item>
        <text:list-item>
          <text:p text:style-name="P690">BR241249425530J</text:p>
        </text:list-item>
        <text:list-item>
          <text:p text:style-name="P691">BR240253542863C</text:p>
        </text:list-item>
        <text:list-item>
          <text:p text:style-name="P692">BR248843243875F</text:p>
        </text:list-item>
        <text:list-item>
          <text:p text:style-name="P693">BR2439359870525</text:p>
        </text:list-item>
        <text:list-item>
          <text:p text:style-name="P694">BR248438645705A</text:p>
        </text:list-item>
        <text:list-item>
          <text:p text:style-name="P695">BR241314612502C</text:p>
        </text:list-item>
        <text:list-item>
          <text:p text:style-name="P696">BR2442214972160</text:p>
        </text:list-item>
        <text:list-item>
          <text:p text:style-name="P697">BR244585829261F</text:p>
        </text:list-item>
        <text:list-item>
          <text:p text:style-name="P698">BR247498850729O</text:p>
        </text:list-item>
        <text:list-item>
          <text:p text:style-name="P699">BR2425629160733</text:p>
        </text:list-item>
        <text:list-item>
          <text:p text:style-name="P700">BR240780493695C</text:p>
        </text:list-item>
        <text:list-item>
          <text:p text:style-name="P701">BR2491486519974</text:p>
        </text:list-item>
        <text:list-item>
          <text:p text:style-name="P702">BR2474352734217</text:p>
        </text:list-item>
        <text:list-item>
          <text:p text:style-name="P703">BR249909439630R</text:p>
        </text:list-item>
        <text:list-item>
          <text:p text:style-name="P704">BR2478114431749</text:p>
        </text:list-item>
        <text:list-item>
          <text:p text:style-name="P705">BR2452363938610</text:p>
        </text:list-item>
        <text:list-item>
          <text:p text:style-name="P706">BR248819616846E</text:p>
        </text:list-item>
        <text:list-item>
          <text:p text:style-name="P707">BR241156545548G</text:p>
        </text:list-item>
        <text:list-item>
          <text:p text:style-name="P708">BR244522883790T</text:p>
        </text:list-item>
        <text:list-item>
          <text:p text:style-name="P709">BR244804288809H</text:p>
        </text:list-item>
        <text:list-item>
          <text:p text:style-name="P710">BR2460510953914</text:p>
        </text:list-item>
        <text:list-item>
          <text:p text:style-name="P711">BR248760322038E</text:p>
        </text:list-item>
        <text:list-item>
          <text:p text:style-name="P712">BR248075067158S</text:p>
        </text:list-item>
        <text:list-item>
          <text:p text:style-name="P713">BR245906044255C</text:p>
        </text:list-item>
        <text:list-item>
          <text:p text:style-name="P714">BR242149306510J</text:p>
        </text:list-item>
        <text:list-item>
          <text:p text:style-name="P715">BR242160075073G</text:p>
        </text:list-item>
        <text:list-item>
          <text:p text:style-name="P716">BR245304288923I</text:p>
        </text:list-item>
        <text:list-item>
          <text:p text:style-name="P717">BR247626591953F</text:p>
        </text:list-item>
        <text:list-item>
          <text:p text:style-name="P718">BR2405163785883</text:p>
        </text:list-item>
        <text:list-item>
          <text:p text:style-name="P719">BR2481926277849</text:p>
        </text:list-item>
        <text:list-item>
          <text:p text:style-name="P720">BR2467740391669</text:p>
        </text:list-item>
        <text:list-item>
          <text:p text:style-name="P721">BR240809278789A</text:p>
        </text:list-item>
        <text:list-item>
          <text:p text:style-name="P722">BR2492843992439</text:p>
        </text:list-item>
        <text:list-item>
          <text:p text:style-name="P723">BR245352779045E</text:p>
        </text:list-item>
        <text:list-item>
          <text:p text:style-name="P724">BR242838988955J</text:p>
        </text:list-item>
        <text:list-item>
          <text:p text:style-name="P725">BR2409105515292</text:p>
        </text:list-item>
        <text:list-item>
          <text:p text:style-name="P726">BR248652882296O</text:p>
        </text:list-item>
        <text:list-item>
          <text:p text:style-name="P727">BR242934046256E</text:p>
        </text:list-item>
        <text:list-item>
          <text:p text:style-name="P728">BR2418335540135</text:p>
        </text:list-item>
        <text:list-item>
          <text:p text:style-name="P729">BR249286314772S</text:p>
        </text:list-item>
        <text:list-item>
          <text:p text:style-name="P730">BR241698925465R</text:p>
        </text:list-item>
        <text:list-item>
          <text:p text:style-name="P731">BR248663323367G</text:p>
        </text:list-item>
        <text:list-item>
          <text:p text:style-name="P732">BR244370482506Q</text:p>
        </text:list-item>
        <text:list-item>
          <text:p text:style-name="P733">BR245626501938X</text:p>
        </text:list-item>
        <text:list-item>
          <text:p text:style-name="P734">BR2496076422904</text:p>
        </text:list-item>
        <text:list-item>
          <text:p text:style-name="P735">BR241728221340P</text:p>
        </text:list-item>
        <text:list-item>
          <text:p text:style-name="P736">BR244762930827E</text:p>
        </text:list-item>
        <text:list-item>
          <text:p text:style-name="P737">BR2451453341211</text:p>
        </text:list-item>
        <text:list-item>
          <text:p text:style-name="P738">BR243070751305D</text:p>
        </text:list-item>
        <text:list-item>
          <text:p text:style-name="P739">BR241031307966B</text:p>
        </text:list-item>
        <text:list-item>
          <text:p text:style-name="P740">BR2452271146534</text:p>
        </text:list-item>
        <text:list-item>
          <text:p text:style-name="P741">BR242604629920B</text:p>
        </text:list-item>
        <text:list-item>
          <text:p text:style-name="P742">BR242837311433H</text:p>
        </text:list-item>
        <text:list-item>
          <text:p text:style-name="P743">BR248451783933D</text:p>
        </text:list-item>
        <text:list-item>
          <text:p text:style-name="P744">BR246715072164D</text:p>
        </text:list-item>
        <text:list-item>
          <text:p text:style-name="P745">BR2491279171923</text:p>
        </text:list-item>
        <text:list-item>
          <text:p text:style-name="P746">BR240731768432E</text:p>
        </text:list-item>
        <text:list-item>
          <text:p text:style-name="P747">BR240999905100E</text:p>
        </text:list-item>
        <text:list-item>
          <text:p text:style-name="P748">BR241275049708B</text:p>
        </text:list-item>
        <text:list-item>
          <text:p text:style-name="P749">BR246500829548L</text:p>
        </text:list-item>
        <text:list-item>
          <text:p text:style-name="P750">BR241576563161B</text:p>
        </text:list-item>
        <text:list-item>
          <text:p text:style-name="P751">BR2483094377092</text:p>
        </text:list-item>
        <text:list-item>
          <text:p text:style-name="P752">BR240226960436L</text:p>
        </text:list-item>
        <text:list-item>
          <text:p text:style-name="P753">BR248976117843N</text:p>
        </text:list-item>
        <text:list-item>
          <text:p text:style-name="P754">BR241906264111P</text:p>
        </text:list-item>
        <text:list-item>
          <text:p text:style-name="P755">BR246573176455C</text:p>
        </text:list-item>
        <text:list-item>
          <text:p text:style-name="P756">BR249097253281J</text:p>
        </text:list-item>
        <text:list-item>
          <text:p text:style-name="P757">BR240794430315G</text:p>
        </text:list-item>
        <text:list-item>
          <text:p text:style-name="P758">BR245646484850Y</text:p>
        </text:list-item>
        <text:list-item>
          <text:p text:style-name="P759">BR246689807573D</text:p>
        </text:list-item>
        <text:list-item>
          <text:p text:style-name="P760">BR249354094098E</text:p>
        </text:list-item>
        <text:list-item>
          <text:p text:style-name="P761">BR242690246385G</text:p>
        </text:list-item>
        <text:list-item>
          <text:p text:style-name="P762">BR248626443985A</text:p>
        </text:list-item>
        <text:list-item>
          <text:p text:style-name="P763">BR247269385296D</text:p>
        </text:list-item>
        <text:list-item>
          <text:p text:style-name="P764">BR2457471354512</text:p>
        </text:list-item>
        <text:list-item>
          <text:p text:style-name="P765">BR243612416622M</text:p>
        </text:list-item>
        <text:list-item>
          <text:p text:style-name="P766">BR247199729275W</text:p>
        </text:list-item>
        <text:list-item>
          <text:p text:style-name="P767">BR2431322965512</text:p>
        </text:list-item>
        <text:list-item>
          <text:p text:style-name="P768">BR249641112832S</text:p>
        </text:list-item>
        <text:list-item>
          <text:p text:style-name="P769">BR249024583265K</text:p>
        </text:list-item>
        <text:list-item>
          <text:p text:style-name="P770">BR249830454064V</text:p>
        </text:list-item>
        <text:list-item>
          <text:p text:style-name="P771">BR2499230422705</text:p>
        </text:list-item>
        <text:list-item>
          <text:p text:style-name="P772">BR242183166536S</text:p>
        </text:list-item>
        <text:list-item>
          <text:p text:style-name="P773">BR245557567477I</text:p>
        </text:list-item>
        <text:list-item>
          <text:p text:style-name="P774">BR2446335376007</text:p>
        </text:list-item>
        <text:list-item>
          <text:p text:style-name="P775">BR245771132045T</text:p>
        </text:list-item>
        <text:list-item>
          <text:p text:style-name="P776">BR2444563007786</text:p>
        </text:list-item>
        <text:list-item>
          <text:p text:style-name="P777">BR246947171399A</text:p>
        </text:list-item>
        <text:list-item>
          <text:p text:style-name="P778">BR2456101516363</text:p>
        </text:list-item>
        <text:list-item>
          <text:p text:style-name="P779">BR2471266009854</text:p>
        </text:list-item>
        <text:list-item>
          <text:p text:style-name="P780">BR2487555406800</text:p>
        </text:list-item>
        <text:list-item>
          <text:p text:style-name="P781">BR242083056836S</text:p>
        </text:list-item>
        <text:list-item>
          <text:p text:style-name="P782">BR240130840038W</text:p>
        </text:list-item>
        <text:list-item>
          <text:p text:style-name="P783">BR242743802360O</text:p>
        </text:list-item>
        <text:list-item>
          <text:p text:style-name="P784">BR2426689610313</text:p>
        </text:list-item>
        <text:list-item>
          <text:p text:style-name="P785">BR241411766979M</text:p>
        </text:list-item>
        <text:list-item>
          <text:p text:style-name="P786">BR243205155866C</text:p>
        </text:list-item>
        <text:list-item>
          <text:p text:style-name="P787">BR245184694335J</text:p>
        </text:list-item>
        <text:list-item>
          <text:p text:style-name="P788">BR240974592588B</text:p>
        </text:list-item>
        <text:list-item>
          <text:p text:style-name="P789">BR248208803177R</text:p>
        </text:list-item>
        <text:list-item>
          <text:p text:style-name="P790">BR2423292783775</text:p>
        </text:list-item>
        <text:list-item>
          <text:p text:style-name="P791">BR246620747351L</text:p>
        </text:list-item>
        <text:list-item>
          <text:p text:style-name="P792">BR246379179495Y</text:p>
        </text:list-item>
        <text:list-item>
          <text:p text:style-name="P793">BR242617327744A</text:p>
        </text:list-item>
        <text:list-item>
          <text:p text:style-name="P794">BR248085068246I</text:p>
        </text:list-item>
        <text:list-item>
          <text:p text:style-name="P795">BR248240684750V</text:p>
        </text:list-item>
        <text:list-item>
          <text:p text:style-name="P796">BR241322516065Z</text:p>
        </text:list-item>
        <text:list-item>
          <text:p text:style-name="P797">BR246540862210X</text:p>
        </text:list-item>
        <text:list-item>
          <text:p text:style-name="P798">BR241319760213K</text:p>
        </text:list-item>
        <text:list-item>
          <text:p text:style-name="P799">BR241725737549X</text:p>
        </text:list-item>
        <text:list-item>
          <text:p text:style-name="P800">BR244201512454A</text:p>
        </text:list-item>
        <text:list-item>
          <text:p text:style-name="P801">BR246883229426B</text:p>
        </text:list-item>
        <text:list-item>
          <text:p text:style-name="P802">BR247926497254I</text:p>
        </text:list-item>
        <text:list-item>
          <text:p text:style-name="P803">BR249751857901Z</text:p>
        </text:list-item>
        <text:list-item>
          <text:p text:style-name="P804">BR247813686428Q</text:p>
        </text:list-item>
        <text:list-item>
          <text:p text:style-name="P805">BR249199927160G</text:p>
        </text:list-item>
        <text:list-item>
          <text:p text:style-name="P806">BR240283578527D</text:p>
        </text:list-item>
        <text:list-item>
          <text:p text:style-name="P807">BR246122464029B</text:p>
        </text:list-item>
        <text:list-item>
          <text:p text:style-name="P808">BR249572324761C</text:p>
        </text:list-item>
        <text:list-item>
          <text:p text:style-name="P809">BR2457427718970</text:p>
        </text:list-item>
        <text:list-item>
          <text:p text:style-name="P810">BR246946191345S</text:p>
        </text:list-item>
        <text:list-item>
          <text:p text:style-name="P811">BR242243543787B</text:p>
        </text:list-item>
        <text:list-item>
          <text:p text:style-name="P812">BR249239640712U</text:p>
        </text:list-item>
        <text:list-item>
          <text:p text:style-name="P813">BR2412493563976</text:p>
        </text:list-item>
        <text:list-item>
          <text:p text:style-name="P814">BR240615647437G</text:p>
        </text:list-item>
        <text:list-item>
          <text:p text:style-name="P815">BR245520369109M</text:p>
        </text:list-item>
        <text:list-item>
          <text:p text:style-name="P816">BR2466400802248</text:p>
        </text:list-item>
        <text:list-item>
          <text:p text:style-name="P817">BR243656257092A</text:p>
        </text:list-item>
        <text:list-item>
          <text:p text:style-name="P818">BR247500125742F</text:p>
        </text:list-item>
        <text:list-item>
          <text:p text:style-name="P819">BR2412999390599</text:p>
        </text:list-item>
        <text:list-item>
          <text:p text:style-name="P820">BR241449135220X</text:p>
        </text:list-item>
        <text:list-item>
          <text:p text:style-name="P821">BR245493261691P</text:p>
        </text:list-item>
        <text:list-item>
          <text:p text:style-name="P822">BR247103689481L</text:p>
        </text:list-item>
        <text:list-item>
          <text:p text:style-name="P823">BR2472956421666</text:p>
        </text:list-item>
        <text:list-item>
          <text:p text:style-name="P824">BR243160503664V</text:p>
        </text:list-item>
        <text:list-item>
          <text:p text:style-name="P825">BR248013141557A</text:p>
        </text:list-item>
        <text:list-item>
          <text:p text:style-name="P826">BR241760241261C</text:p>
        </text:list-item>
        <text:list-item>
          <text:p text:style-name="P827">BR248464381098K</text:p>
        </text:list-item>
        <text:list-item>
          <text:p text:style-name="P828">BR244739679986J</text:p>
        </text:list-item>
        <text:list-item>
          <text:p text:style-name="P829">BR247687169624G</text:p>
        </text:list-item>
        <text:list-item>
          <text:p text:style-name="P830">BR249254498992B</text:p>
        </text:list-item>
        <text:list-item>
          <text:p text:style-name="P831">BR248176872085I</text:p>
        </text:list-item>
        <text:list-item>
          <text:p text:style-name="P832">BR241281463206P</text:p>
        </text:list-item>
        <text:list-item>
          <text:p text:style-name="P833">BR244975507777P</text:p>
        </text:list-item>
        <text:list-item>
          <text:p text:style-name="P834">BR245368386988R</text:p>
        </text:list-item>
        <text:list-item>
          <text:p text:style-name="P835">BR242080467637Z</text:p>
        </text:list-item>
        <text:list-item>
          <text:p text:style-name="P836">BR242267514462P</text:p>
        </text:list-item>
        <text:list-item>
          <text:p text:style-name="P837">BR245832946771K</text:p>
        </text:list-item>
        <text:list-item>
          <text:p text:style-name="P838">BR2460886832945</text:p>
        </text:list-item>
        <text:list-item>
          <text:p text:style-name="P839">BR248028075950N</text:p>
        </text:list-item>
        <text:list-item>
          <text:p text:style-name="P840">BR244288491646J</text:p>
        </text:list-item>
        <text:list-item>
          <text:p text:style-name="P841">BR248738698601O</text:p>
        </text:list-item>
        <text:list-item>
          <text:p text:style-name="P842">BR247732759456P</text:p>
        </text:list-item>
        <text:list-item>
          <text:p text:style-name="P843">BR241099208620Q</text:p>
        </text:list-item>
        <text:list-item>
          <text:p text:style-name="P844">BR240128873167Y</text:p>
        </text:list-item>
        <text:list-item>
          <text:p text:style-name="P845">BR249741844664L</text:p>
        </text:list-item>
        <text:list-item>
          <text:p text:style-name="P846">BR245472755304C</text:p>
        </text:list-item>
        <text:list-item>
          <text:p text:style-name="P847">BR244817207432B</text:p>
        </text:list-item>
        <text:list-item>
          <text:p text:style-name="P848">BR247757924686H</text:p>
        </text:list-item>
        <text:list-item>
          <text:p text:style-name="P849">BR247447549148O</text:p>
        </text:list-item>
        <text:list-item>
          <text:p text:style-name="P850">BR242182660518B</text:p>
        </text:list-item>
        <text:list-item>
          <text:p text:style-name="P851">BR240999189070G</text:p>
        </text:list-item>
        <text:list-item>
          <text:p text:style-name="P852">BR2479375049709</text:p>
        </text:list-item>
        <text:list-item>
          <text:p text:style-name="P853">BR2480907659126</text:p>
        </text:list-item>
        <text:list-item>
          <text:p text:style-name="P854">BR245125216219L</text:p>
        </text:list-item>
        <text:list-item>
          <text:p text:style-name="P855">BR248485640595Y</text:p>
        </text:list-item>
        <text:list-item>
          <text:p text:style-name="P856">BR240057399583X</text:p>
        </text:list-item>
        <text:list-item>
          <text:p text:style-name="P857">BR240350848272B</text:p>
        </text:list-item>
        <text:list-item>
          <text:p text:style-name="P858">BR245855068563H</text:p>
        </text:list-item>
        <text:list-item>
          <text:p text:style-name="P859">BR2402875867909</text:p>
        </text:list-item>
        <text:list-item>
          <text:p text:style-name="P860">BR2466319952247</text:p>
        </text:list-item>
        <text:list-item>
          <text:p text:style-name="P861">BR243427427480E</text:p>
        </text:list-item>
        <text:list-item>
          <text:p text:style-name="P862">BR247308990394F</text:p>
        </text:list-item>
        <text:list-item>
          <text:p text:style-name="P863">BR244586974426N</text:p>
        </text:list-item>
        <text:list-item>
          <text:p text:style-name="P864">BR244058946620E</text:p>
        </text:list-item>
        <text:list-item>
          <text:p text:style-name="P865">BR2457450414751</text:p>
        </text:list-item>
        <text:list-item>
          <text:p text:style-name="P866">BR246211142397G</text:p>
        </text:list-item>
        <text:list-item>
          <text:p text:style-name="P867">BR2476242416519</text:p>
        </text:list-item>
        <text:list-item>
          <text:p text:style-name="P868">BR246515940227F</text:p>
        </text:list-item>
        <text:list-item>
          <text:p text:style-name="P869">BR242884998400V</text:p>
        </text:list-item>
        <text:list-item>
          <text:p text:style-name="P870">BR2442010656153</text:p>
        </text:list-item>
        <text:list-item>
          <text:p text:style-name="P871">BR246884486173Y</text:p>
        </text:list-item>
        <text:list-item>
          <text:p text:style-name="P872">BR243720977964W</text:p>
        </text:list-item>
        <text:list-item>
          <text:p text:style-name="P873">BR242623341827N</text:p>
        </text:list-item>
        <text:list-item>
          <text:p text:style-name="P874">BR2437640316471</text:p>
        </text:list-item>
        <text:list-item>
          <text:p text:style-name="P875">BR242736624969U</text:p>
        </text:list-item>
        <text:list-item>
          <text:p text:style-name="P876">BR2445158413078</text:p>
        </text:list-item>
        <text:list-item>
          <text:p text:style-name="P877">BR2419446094895</text:p>
        </text:list-item>
        <text:list-item>
          <text:p text:style-name="P878">BR247318110865E</text:p>
        </text:list-item>
        <text:list-item>
          <text:p text:style-name="P879">BR2490707067143</text:p>
        </text:list-item>
        <text:list-item>
          <text:p text:style-name="P880">BR247470147543D</text:p>
        </text:list-item>
        <text:list-item>
          <text:p text:style-name="P881">BR243415165932P</text:p>
        </text:list-item>
        <text:list-item>
          <text:p text:style-name="P882">BR247305030976V</text:p>
        </text:list-item>
        <text:list-item>
          <text:p text:style-name="P883">BR244041993453U</text:p>
        </text:list-item>
        <text:list-item>
          <text:p text:style-name="P884">BR240004356927Z</text:p>
        </text:list-item>
        <text:list-item>
          <text:p text:style-name="P885">BR2407898394701</text:p>
        </text:list-item>
        <text:list-item>
          <text:p text:style-name="P886">BR245642665055O</text:p>
        </text:list-item>
        <text:list-item>
          <text:p text:style-name="P887">BR249991266733R</text:p>
        </text:list-item>
        <text:list-item>
          <text:p text:style-name="P888">BR243128011728U</text:p>
        </text:list-item>
        <text:list-item>
          <text:p text:style-name="P889">BR2465106967918</text:p>
        </text:list-item>
        <text:list-item>
          <text:p text:style-name="P890">BR243508972188H</text:p>
        </text:list-item>
        <text:list-item>
          <text:p text:style-name="P891">BR2417888523480</text:p>
        </text:list-item>
        <text:list-item>
          <text:p text:style-name="P892">BR249611830908O</text:p>
        </text:list-item>
        <text:list-item>
          <text:p text:style-name="P893">BR243524789924X</text:p>
        </text:list-item>
        <text:list-item>
          <text:p text:style-name="P894">BR241906165204D</text:p>
        </text:list-item>
        <text:list-item>
          <text:p text:style-name="P895">BR249175782837T</text:p>
        </text:list-item>
        <text:list-item>
          <text:p text:style-name="P896">BR2464032700703</text:p>
        </text:list-item>
        <text:list-item>
          <text:p text:style-name="P897"><text:span text:style-name="T898">BR244014561077B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6%"/>
      <style:text-properties style:font-name="Calibri Light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fo:line-height="100%"/>
      <style:text-properties style:font-name="Times New Roman" style:font-name-asian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fo:line-height="100%"/>
      <style:text-properties style:font-name="Times New Roman" style:font-name-asian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722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77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-0.3194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14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48" style:family="table-row">
      <style:table-row-properties style:min-row-height="0.1972in" style:use-optimal-row-height="false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2" style:parent-style-name="LO-Normal" style:family="paragraph">
      <style:paragraph-properties fo:margin-bottom="0in"/>
    </style:style>
    <style:style style:name="TableRow153" style:family="table-row">
      <style:table-row-properties style:min-row-height="0.1972in" style:use-optimal-row-height="false"/>
    </style:style>
    <style:style style:name="TableCell154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5" style:parent-style-name="LO-Normal" style:family="paragraph">
      <style:paragraph-properties fo:margin-bottom="0in"/>
    </style:style>
    <style:style style:name="T15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57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8" style:parent-style-name="LO-Normal" style:family="paragraph">
      <style:paragraph-properties fo:margin-bottom="0in"/>
    </style:style>
    <style:style style:name="T15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60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1" style:parent-style-name="LO-Normal" style:family="paragraph">
      <style:paragraph-properties fo:margin-bottom="0in"/>
    </style:style>
    <style:style style:name="T16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63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4" style:parent-style-name="LO-Normal" style:family="paragraph">
      <style:paragraph-properties fo:margin-bottom="0in"/>
    </style:style>
    <style:style style:name="T16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66" style:family="table-row">
      <style:table-row-properties style:min-row-height="0.1972in" style:use-optimal-row-height="false"/>
    </style:style>
    <style:style style:name="TableCell167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8" style:parent-style-name="LO-Normal" style:family="paragraph">
      <style:paragraph-properties fo:margin-bottom="0in"/>
    </style:style>
    <style:style style:name="T16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0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1" style:parent-style-name="LO-Normal" style:family="paragraph">
      <style:paragraph-properties fo:margin-bottom="0in"/>
    </style:style>
    <style:style style:name="T17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3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4" style:parent-style-name="LO-Normal" style:family="paragraph">
      <style:paragraph-properties fo:margin-bottom="0in"/>
    </style:style>
    <style:style style:name="T17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6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7" style:parent-style-name="LO-Normal" style:family="paragraph">
      <style:paragraph-properties fo:margin-bottom="0in"/>
    </style:style>
    <style:style style:name="T17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79" style:family="table-row">
      <style:table-row-properties style:row-height="0.0694in" style:use-optimal-row-height="false"/>
    </style:style>
    <style:style style:name="TableCell18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1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2" style:family="table-row">
      <style:table-row-properties style:row-height="0.1576in" style:use-optimal-row-height="false"/>
    </style:style>
    <style:style style:name="TableCell18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4" style:parent-style-name="LO-Normal" style:family="paragraph">
      <style:paragraph-properties fo:text-align="center" fo:margin-bottom="0in"/>
    </style:style>
    <style:style style:name="T185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6" style:family="table-row">
      <style:table-row-properties style:row-height="0.1576in" style:use-optimal-row-height="false"/>
    </style:style>
    <style:style style:name="TableCell187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0" style:parent-style-name="LO-Normal" style:family="paragraph">
      <style:paragraph-properties fo:text-align="center" fo:margin-bottom="0in"/>
    </style:style>
    <style:style style:name="T191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2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5" style:parent-style-name="LO-Normal" style:family="paragraph">
      <style:paragraph-properties fo:text-align="center" fo:margin-bottom="0in"/>
    </style:style>
    <style:style style:name="T196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7" style:family="table-row">
      <style:table-row-properties style:row-height="0.1965in" style:use-optimal-row-height="false"/>
    </style:style>
    <style:style style:name="TableCell198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margin-bottom="0in"/>
    </style:style>
    <style:style style:name="TableCell200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1" style:parent-style-name="LO-Normal" style:family="paragraph">
      <style:paragraph-properties fo:text-align="center" fo:margin-bottom="0in"/>
    </style:style>
    <style:style style:name="TableRow202" style:family="table-row">
      <style:table-row-properties style:min-row-height="0.1965in" style:use-optimal-row-height="false"/>
    </style:style>
    <style:style style:name="TableCell203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margin-bottom="0in"/>
    </style:style>
    <style:style style:name="TableCell205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6" style:parent-style-name="LO-Normal" style:family="paragraph">
      <style:paragraph-properties fo:text-align="center" fo:margin-bottom="0in"/>
    </style:style>
    <style:style style:name="P207" style:parent-style-name="LO-Normal" style:family="paragraph">
      <style:paragraph-properties fo:margin-bottom="0in" fo:margin-right="-1.1812in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209" style:parent-style-name="Fonteparág.padrão" style:family="text">
      <style:text-properties style:language-asian="pt" style:country-asian="BR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972in" style:use-optimal-column-width="false"/>
    </style:style>
    <style:style style:name="TableColumn213" style:family="table-column">
      <style:table-column-properties style:column-width="0.8861in" style:use-optimal-column-width="false"/>
    </style:style>
    <style:style style:name="TableColumn214" style:family="table-column">
      <style:table-column-properties style:column-width="0.0527in" style:use-optimal-column-width="false"/>
    </style:style>
    <style:style style:name="TableColumn215" style:family="table-column">
      <style:table-column-properties style:column-width="0.1437in" style:use-optimal-column-width="false"/>
    </style:style>
    <style:style style:name="TableColumn216" style:family="table-column">
      <style:table-column-properties style:column-width="0.2423in" style:use-optimal-column-width="false"/>
    </style:style>
    <style:style style:name="TableColumn217" style:family="table-column">
      <style:table-column-properties style:column-width="0.0986in" style:use-optimal-column-width="false"/>
    </style:style>
    <style:style style:name="TableColumn218" style:family="table-column">
      <style:table-column-properties style:column-width="0.4895in" style:use-optimal-column-width="false"/>
    </style:style>
    <style:style style:name="TableColumn219" style:family="table-column">
      <style:table-column-properties style:column-width="0.0187in" style:use-optimal-column-width="false"/>
    </style:style>
    <style:style style:name="TableColumn220" style:family="table-column">
      <style:table-column-properties style:column-width="0.0895in" style:use-optimal-column-width="false"/>
    </style:style>
    <style:style style:name="TableColumn221" style:family="table-column">
      <style:table-column-properties style:column-width="0.1361in" style:use-optimal-column-width="false"/>
    </style:style>
    <style:style style:name="TableColumn222" style:family="table-column">
      <style:table-column-properties style:column-width="0.0611in" style:use-optimal-column-width="false"/>
    </style:style>
    <style:style style:name="TableColumn223" style:family="table-column">
      <style:table-column-properties style:column-width="0.2951in" style:use-optimal-column-width="false"/>
    </style:style>
    <style:style style:name="TableColumn224" style:family="table-column">
      <style:table-column-properties style:column-width="1.0756in" style:use-optimal-column-width="false"/>
    </style:style>
    <style:style style:name="TableColumn225" style:family="table-column">
      <style:table-column-properties style:column-width="0.1965in" style:use-optimal-column-width="false"/>
    </style:style>
    <style:style style:name="TableColumn226" style:family="table-column">
      <style:table-column-properties style:column-width="0.1201in" style:use-optimal-column-width="false"/>
    </style:style>
    <style:style style:name="TableColumn227" style:family="table-column">
      <style:table-column-properties style:column-width="0.1826in" style:use-optimal-column-width="false"/>
    </style:style>
    <style:style style:name="TableColumn228" style:family="table-column">
      <style:table-column-properties style:column-width="0.5465in" style:use-optimal-column-width="false"/>
    </style:style>
    <style:style style:name="TableColumn229" style:family="table-column">
      <style:table-column-properties style:column-width="0.0895in" style:use-optimal-column-width="false"/>
    </style:style>
    <style:style style:name="TableColumn230" style:family="table-column">
      <style:table-column-properties style:column-width="0.1972in" style:use-optimal-column-width="false"/>
    </style:style>
    <style:style style:name="TableColumn231" style:family="table-column">
      <style:table-column-properties style:column-width="0.2951in" style:use-optimal-column-width="false"/>
    </style:style>
    <style:style style:name="TableColumn232" style:family="table-column">
      <style:table-column-properties style:column-width="1.3923in" style:use-optimal-column-width="false"/>
    </style:style>
    <style:style style:name="TableColumn233" style:family="table-column">
      <style:table-column-properties style:column-width="0.1826in" style:use-optimal-column-width="false"/>
    </style:style>
    <style:style style:name="TableColumn234" style:family="table-column">
      <style:table-column-properties style:column-width="0.8333in" style:use-optimal-column-width="false"/>
    </style:style>
    <style:style style:name="Table210" style:family="table">
      <style:table-properties style:width="7.8756in" fo:margin-left="0in" table:align="center"/>
    </style:style>
    <style:style style:name="TableRow235" style:family="table-row">
      <style:table-row-properties style:min-row-height="0.1965in" style:use-optimal-row-height="false"/>
    </style:style>
    <style:style style:name="TableCell236" style:family="table-cell">
      <style:table-cell-properties fo:border="none" style:writing-mode="lr-tb" fo:padding-top="0in" fo:padding-left="0.0069in" fo:padding-bottom="0in" fo:padding-right="0.0069in"/>
    </style:style>
    <style:style style:name="P237" style:parent-style-name="LO-Normal" style:family="paragraph">
      <style:paragraph-properties fo:text-align="center" fo:margin-bottom="0in"/>
    </style:style>
    <style:style style:name="TableCell238" style:family="table-cell">
      <style:table-cell-properties fo:border="none" style:writing-mode="lr-tb" fo:padding-top="0in" fo:padding-left="0.0069in" fo:padding-bottom="0in" fo:padding-right="0.0069in"/>
    </style:style>
    <style:style style:name="P239" style:parent-style-name="LO-Normal" style:family="paragraph">
      <style:paragraph-properties fo:text-align="center" fo:margin-bottom="0in"/>
    </style:style>
    <style:style style:name="TableCell240" style:family="table-cell">
      <style:table-cell-properties fo:border="none" style:writing-mode="lr-tb" fo:padding-top="0in" fo:padding-left="0.0069in" fo:padding-bottom="0in" fo:padding-right="0.0069in"/>
    </style:style>
    <style:style style:name="P241" style:parent-style-name="LO-Normal" style:family="paragraph">
      <style:paragraph-properties fo:text-align="center" fo:margin-bottom="0in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P243" style:parent-style-name="LO-Normal" style:family="paragraph">
      <style:paragraph-properties fo:text-align="center" fo:margin-bottom="0in"/>
    </style:style>
    <style:style style:name="TableCell244" style:family="table-cell">
      <style:table-cell-properties fo:border="none" style:writing-mode="lr-tb" fo:padding-top="0in" fo:padding-left="0.0069in" fo:padding-bottom="0in" fo:padding-right="0.0069in"/>
    </style:style>
    <style:style style:name="P245" style:parent-style-name="LO-Normal" style:family="paragraph">
      <style:paragraph-properties fo:text-align="center" fo:margin-bottom="0in"/>
    </style:style>
    <style:style style:name="TableCell246" style:family="table-cell">
      <style:table-cell-properties fo:border="none" style:writing-mode="lr-tb" fo:padding-top="0in" fo:padding-left="0.0069in" fo:padding-bottom="0in" fo:padding-right="0.0069in"/>
    </style:style>
    <style:style style:name="P247" style:parent-style-name="LO-Normal" style:family="paragraph">
      <style:paragraph-properties fo:text-align="center" fo:margin-bottom="0in"/>
    </style:style>
    <style:style style:name="TableCell248" style:family="table-cell">
      <style:table-cell-properties fo:border="none" style:writing-mode="lr-tb" fo:padding-top="0in" fo:padding-left="0.0069in" fo:padding-bottom="0in" fo:padding-right="0.0069in"/>
    </style:style>
    <style:style style:name="P249" style:parent-style-name="LO-Normal" style:family="paragraph">
      <style:paragraph-properties fo:text-align="center" fo:margin-bottom="0in"/>
    </style:style>
    <style:style style:name="TableCell250" style:family="table-cell">
      <style:table-cell-properties fo:border="none" style:writing-mode="lr-tb" fo:padding-top="0in" fo:padding-left="0.0069in" fo:padding-bottom="0in" fo:padding-right="0.0069in"/>
    </style:style>
    <style:style style:name="P251" style:parent-style-name="LO-Normal" style:family="paragraph">
      <style:paragraph-properties fo:text-align="center" fo:margin-bottom="0in"/>
    </style:style>
    <style:style style:name="TableCell252" style:family="table-cell">
      <style:table-cell-properties fo:border="none" style:writing-mode="lr-tb" fo:padding-top="0in" fo:padding-left="0.0069in" fo:padding-bottom="0in" fo:padding-right="0.0069in"/>
    </style:style>
    <style:style style:name="P253" style:parent-style-name="LO-Normal" style:family="paragraph">
      <style:paragraph-properties fo:text-align="center" fo:margin-bottom="0in"/>
    </style:style>
    <style:style style:name="TableCell254" style:family="table-cell">
      <style:table-cell-properties fo:border="none" style:writing-mode="lr-tb" fo:padding-top="0in" fo:padding-left="0.0069in" fo:padding-bottom="0in" fo:padding-right="0.0069in"/>
    </style:style>
    <style:style style:name="P255" style:parent-style-name="LO-Normal" style:family="paragraph">
      <style:paragraph-properties fo:text-align="center" fo:margin-bottom="0in"/>
    </style:style>
    <style:style style:name="TableCell256" style:family="table-cell">
      <style:table-cell-properties fo:border="none" style:writing-mode="lr-tb" fo:padding-top="0in" fo:padding-left="0.0069in" fo:padding-bottom="0in" fo:padding-right="0.0069in"/>
    </style:style>
    <style:style style:name="P257" style:parent-style-name="LO-Normal" style:family="paragraph">
      <style:paragraph-properties fo:text-align="center" fo:margin-bottom="0in"/>
    </style:style>
    <style:style style:name="TableCell258" style:family="table-cell">
      <style:table-cell-properties fo:border="none" style:writing-mode="lr-tb" fo:padding-top="0in" fo:padding-left="0.0069in" fo:padding-bottom="0in" fo:padding-right="0.0069in"/>
    </style:style>
    <style:style style:name="P259" style:parent-style-name="LO-Normal" style:family="paragraph">
      <style:paragraph-properties fo:text-align="center" fo:margin-bottom="0in"/>
    </style:style>
    <style:style style:name="TableCell260" style:family="table-cell">
      <style:table-cell-properties fo:border="none" style:writing-mode="lr-tb" fo:padding-top="0in" fo:padding-left="0.0069in" fo:padding-bottom="0in" fo:padding-right="0.0069in"/>
    </style:style>
    <style:style style:name="P261" style:parent-style-name="LO-Normal" style:family="paragraph">
      <style:paragraph-properties fo:text-align="center" fo:margin-bottom="0in"/>
    </style:style>
    <style:style style:name="TableCell262" style:family="table-cell">
      <style:table-cell-properties fo:border="none" style:writing-mode="lr-tb" fo:padding-top="0in" fo:padding-left="0.0069in" fo:padding-bottom="0in" fo:padding-right="0.0069in"/>
    </style:style>
    <style:style style:name="P263" style:parent-style-name="LO-Normal" style:family="paragraph">
      <style:paragraph-properties fo:text-align="center" fo:margin-bottom="0in"/>
    </style:style>
    <style:style style:name="TableCell264" style:family="table-cell">
      <style:table-cell-properties fo:border="none" style:writing-mode="lr-tb" fo:padding-top="0in" fo:padding-left="0.0069in" fo:padding-bottom="0in" fo:padding-right="0.0069in"/>
    </style:style>
    <style:style style:name="P265" style:parent-style-name="LO-Normal" style:family="paragraph">
      <style:paragraph-properties fo:text-align="center" fo:margin-bottom="0in"/>
    </style:style>
    <style:style style:name="TableRow266" style:family="table-row">
      <style:table-row-properties style:row-height="0.3097in" style:use-optimal-row-height="false"/>
    </style:style>
    <style:style style:name="TableCell267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8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0" style:parent-style-name="LO-Normal" style:family="paragraph">
      <style:paragraph-properties fo:text-align="center" fo:margin-bottom="0in"/>
    </style:style>
    <style:style style:name="TableCell2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margin-bottom="0in"/>
    </style:style>
    <style:style style:name="T273" style:parent-style-name="Fonteparág.padrão" style:family="text">
      <style:text-properties fo:font-size="9pt" style:font-size-asian="9pt" style:font-size-complex="9pt"/>
    </style:style>
    <style:style style:name="TableCell2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5" style:parent-style-name="LO-Normal" style:family="paragraph">
      <style:paragraph-properties fo:text-align="center" fo:margin-bottom="0in"/>
    </style:style>
    <style:style style:name="TableCell2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278" style:parent-style-name="Fonteparág.padrão" style:family="text">
      <style:text-properties fo:font-size="8pt" style:font-size-asian="8pt" style:font-size-complex="9pt"/>
    </style:style>
    <style:style style:name="TableCell2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0" style:parent-style-name="LO-Normal" style:family="paragraph">
      <style:paragraph-properties fo:text-align="center" fo:margin-bottom="0in"/>
    </style:style>
    <style:style style:name="TableCell28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283" style:parent-style-name="Fonteparág.padrão" style:family="text">
      <style:text-properties fo:font-size="8pt" style:font-size-asian="8pt" style:font-size-complex="9pt"/>
    </style:style>
    <style:style style:name="TableCell28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5" style:parent-style-name="LO-Normal" style:family="paragraph">
      <style:paragraph-properties fo:text-align="center" fo:margin-bottom="0in"/>
    </style:style>
    <style:style style:name="TableCell286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7" style:parent-style-name="LO-Normal" style:family="paragraph">
      <style:text-properties fo:font-size="9pt" style:font-size-asian="9pt" style:font-size-complex="9pt"/>
    </style:style>
    <style:style style:name="TableCell288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Row290" style:family="table-row">
      <style:table-row-properties style:row-height="0.1597in" style:use-optimal-row-height="false"/>
    </style:style>
    <style:style style:name="TableCell291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2" style:parent-style-name="LO-Normal" style:family="paragraph">
      <style:text-properties fo:font-size="9pt" style:font-size-asian="9pt" style:font-size-complex="9pt"/>
    </style:style>
    <style:style style:name="TableCell293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4" style:parent-style-name="LO-Normal" style:family="paragraph">
      <style:text-properties fo:font-size="9pt" style:font-size-asian="9pt" style:font-size-complex="9pt"/>
    </style:style>
    <style:style style:name="TableCell2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6" style:parent-style-name="LO-Normal" style:family="paragraph">
      <style:text-properties fo:font-size="9pt" style:font-size-asian="9pt" style:font-size-complex="9pt"/>
    </style:style>
    <style:style style:name="TableCell2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8" style:parent-style-name="LO-Normal" style:family="paragraph">
      <style:text-properties fo:font-size="9pt" style:font-size-asian="9pt" style:font-size-complex="9pt"/>
    </style:style>
    <style:style style:name="TableCell2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0" style:parent-style-name="LO-Normal" style:family="paragraph">
      <style:text-properties fo:font-size="9pt" style:font-size-asian="9pt" style:font-size-complex="9pt"/>
    </style:style>
    <style:style style:name="TableCell3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2" style:parent-style-name="LO-Normal" style:family="paragraph">
      <style:text-properties fo:font-size="9pt" style:font-size-asian="9pt" style:font-size-complex="9pt"/>
    </style:style>
    <style:style style:name="TableCell30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4" style:parent-style-name="LO-Normal" style:family="paragraph">
      <style:text-properties fo:font-size="9pt" style:font-size-asian="9pt" style:font-size-complex="9pt"/>
    </style:style>
    <style:style style:name="TableCell30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6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7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0288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59264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62336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11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<text:s/></text:span><text:span text:style-name="T147">3385<text:s/></text:span></text:p>
            </table:table-cell>
            <table:covered-table-cell/>
            <table:covered-table-cell/>
            <table:covered-table-cell/>
          </table:table-row>
          <table:table-row table:style-name="TableRow148">
            <table:table-cell table:style-name="TableCell149" table:number-columns-spanned="3">
              <text:p text:style-name="P150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1" table:number-columns-spanned="4">
              <text:p text:style-name="P152"/>
            </table:table-cell>
            <table:covered-table-cell/>
            <table:covered-table-cell/>
            <table:covered-table-cell/>
          </table:table-row>
          <table:table-row table:style-name="TableRow153">
            <table:table-cell table:style-name="TableCell154" table:number-columns-spanned="2">
              <text:p text:style-name="P155"><text:span text:style-name="T156">CIDADE: ARUJÁ</text:span></text:p>
            </table:table-cell>
            <table:covered-table-cell/>
            <table:table-cell table:style-name="TableCell157">
              <text:p text:style-name="P158"><text:span text:style-name="T159">UF: SP</text:span></text:p>
            </table:table-cell>
            <table:covered-table-cell>
              <text:p text:style-name="Normal"/>
            </table:covered-table-cell>
            <table:table-cell table:style-name="TableCell160" table:number-columns-spanned="3">
              <text:p text:style-name="P161"><text:span text:style-name="T162">CIDADE: Itaquaquecetuba</text:span></text:p>
            </table:table-cell>
            <table:covered-table-cell/>
            <table:covered-table-cell/>
            <table:table-cell table:style-name="TableCell163">
              <text:p text:style-name="P164"><text:span text:style-name="T165">UF: <text:s/>SP</text:span></text:p>
            </table:table-cell>
          </table:table-row>
          <table:table-row table:style-name="TableRow166">
            <table:table-cell table:style-name="TableCell167">
              <text:p text:style-name="P168"><text:span text:style-name="T169">CEP: 07401-075</text:span></text:p>
            </table:table-cell>
            <table:table-cell table:style-name="TableCell170" table:number-columns-spanned="2">
              <text:p text:style-name="P171"><text:span text:style-name="T172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3" table:number-columns-spanned="2">
              <text:p text:style-name="P174"><text:span text:style-name="T175">CEP:08589310</text:span></text:p>
            </table:table-cell>
            <table:covered-table-cell/>
            <table:table-cell table:style-name="TableCell176" table:number-columns-spanned="2">
              <text:p text:style-name="P177"><text:span text:style-name="T178">CPF/CNPJ/DOC.ESTRANGEIRO:<text:s/></text:span></text:p>
            </table:table-cell>
            <table:covered-table-cell/>
          </table:table-row>
          <table:table-row table:style-name="TableRow179">
            <table:table-cell table:style-name="TableCell180" table:number-columns-spanned="8">
              <text:p text:style-name="P18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2">
            <table:table-cell table:style-name="TableCell183" table:number-columns-spanned="8">
              <text:p text:style-name="P184"><text:span text:style-name="T185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6">
            <table:table-cell table:style-name="TableCell187" table:number-columns-spanned="5">
              <text:p text:style-name="P188"><text:span text:style-name="T189">RASTREIOS</text:span></text:p>
              <text:p text:style-name="P190"><text:span text:style-name="T191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2" table:number-columns-spanned="3">
              <text:p text:style-name="P193"><text:span text:style-name="T194">DECLARAÇÕES</text:span></text:p>
              <text:p text:style-name="P195"><text:span text:style-name="T196">VALOR</text:span></text:p>
            </table:table-cell>
            <table:covered-table-cell/>
            <table:covered-table-cell/>
          </table:table-row>
          <table:table-row table:style-name="TableRow197">
            <table:table-cell table:style-name="TableCell198" table:number-columns-spanned="5">
              <text:p text:style-name="P199">0 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200" table:number-columns-spanned="3">
              <text:p text:style-name="P201">0</text:p>
            </table:table-cell>
            <table:covered-table-cell/>
            <table:covered-table-cell/>
          </table:table-row>
          <table:table-row table:style-name="TableRow202">
            <table:table-cell table:style-name="TableCell203" table:number-columns-spanned="5">
              <text:p text:style-name="P204">591 Shopee (2°Carro)</text:p>
            </table:table-cell>
            <table:covered-table-cell/>
            <table:covered-table-cell/>
            <table:covered-table-cell/>
            <table:covered-table-cell/>
            <table:table-cell table:style-name="TableCell205" table:number-columns-spanned="3">
              <text:p text:style-name="P206"/>
            </table:table-cell>
            <table:covered-table-cell/>
            <table:covered-table-cell/>
          </table:table-row>
        </table:table>
        <text:p text:style-name="P207"><text:span text:style-name="T208"><draw:frame draw:z-index="251664384" draw:style-name="a3" draw:name="Imagem 2" text:anchor-type="paragraph" svg:x="0.22222in" svg:y="-2.82708in" svg:width="1.36319in" svg:height="0.54931in" style:rel-width="scale" style:rel-height="scale"><draw:image xlink:href="media/image2.png" xlink:type="simple" xlink:show="embed" xlink:actuate="onLoad"/><svg:title/><svg:desc/></draw:frame></text:span><text:span text:style-name="T209"><draw:frame draw:z-index="251665408" draw:style-name="a4" draw:name="Imagem 9" text:anchor-type="paragraph" svg:x="1.17708in" svg:y="-2.76875in" svg:width="1.27639in" svg:height="0.40764in" style:rel-width="scale" style:rel-height="scale"><draw:image xlink:href="media/image3.png" xlink:type="simple" xlink:show="embed" xlink:actuate="onLoad"/><svg:title/><svg:desc>Shopee Logo – PNG e Vetor – Download de Logo</svg:desc></draw:frame></text:span></text:p>
        <text:p text:style-name="Cabeçalho"/>
      </style:header>
      <style:footer>
        <text:p text:style-name="Rodapé"/>
        <table:table table:style-name="Table210">
          <table:table-columns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  <table:table-column table:style-name="TableColumn234"/>
          </table:table-columns>
          <table:table-row table:style-name="TableRow235">
            <table:table-cell table:style-name="TableCell236" table:number-columns-spanned="2">
              <text:p text:style-name="P237"/>
            </table:table-cell>
            <table:covered-table-cell/>
            <table:table-cell table:style-name="TableCell238">
              <text:p text:style-name="P239"/>
            </table:table-cell>
            <table:table-cell table:style-name="TableCell240">
              <text:p text:style-name="P241"/>
            </table:table-cell>
            <table:table-cell table:style-name="TableCell242">
              <text:p text:style-name="P243"/>
            </table:table-cell>
            <table:table-cell table:style-name="TableCell244" table:number-columns-spanned="4">
              <text:p text:style-name="P245"/>
            </table:table-cell>
            <table:covered-table-cell/>
            <table:covered-table-cell/>
            <table:covered-table-cell/>
            <table:table-cell table:style-name="TableCell246">
              <text:p text:style-name="P247"/>
            </table:table-cell>
            <table:table-cell table:style-name="TableCell248" table:number-columns-spanned="2">
              <text:p text:style-name="P249"/>
            </table:table-cell>
            <table:covered-table-cell/>
            <table:table-cell table:style-name="TableCell250">
              <text:p text:style-name="P251"/>
            </table:table-cell>
            <table:table-cell table:style-name="TableCell252" table:number-columns-spanned="3">
              <text:p text:style-name="P253"/>
            </table:table-cell>
            <table:covered-table-cell/>
            <table:covered-table-cell/>
            <table:table-cell table:style-name="TableCell254">
              <text:p text:style-name="P255"/>
            </table:table-cell>
            <table:table-cell table:style-name="TableCell256" table:number-columns-spanned="3">
              <text:p text:style-name="P257"/>
            </table:table-cell>
            <table:covered-table-cell/>
            <table:covered-table-cell/>
            <table:table-cell table:style-name="TableCell258">
              <text:p text:style-name="P259"/>
            </table:table-cell>
            <table:table-cell table:style-name="TableCell260">
              <text:p text:style-name="P261"/>
            </table:table-cell>
            <table:table-cell table:style-name="TableCell262">
              <text:p text:style-name="P263"/>
            </table:table-cell>
            <table:table-cell table:style-name="TableCell264">
              <text:p text:style-name="P265"/>
            </table:table-cell>
          </table:table-row>
          <table:table-row table:style-name="TableRow266">
            <table:table-cell table:style-name="TableCell267">
              <text:p text:style-name="LO-Normal"><text:span text:style-name="T268"><draw:connector draw:type="line" svg:x1="-0.0125in" svg:y1="-0.04514in" svg:x2="7.85139in" svg:y2="-0.04514in" draw:z-index="251667456" draw:id="id1" draw:style-name="a5" draw:name="Conector reto 4" text:anchor-type="paragraph"><svg:title/><svg:desc/></draw:connector></text:span></text:p>
            </table:table-cell>
            <table:table-cell table:style-name="TableCell269" table:number-columns-spanned="5">
              <text:p text:style-name="P270">Arujá</text:p>
            </table:table-cell>
            <table:covered-table-cell/>
            <table:covered-table-cell/>
            <table:covered-table-cell/>
            <table:covered-table-cell/>
            <table:table-cell table:style-name="TableCell271">
              <text:p text:style-name="P272"><text:span text:style-name="T273">,</text:span></text:p>
            </table:table-cell>
            <table:table-cell table:style-name="TableCell274">
              <text:p text:style-name="P275">11</text:p>
            </table:table-cell>
            <table:table-cell table:style-name="TableCell276" table:number-columns-spanned="3">
              <text:p text:style-name="P277"><text:span text:style-name="T278">de</text:span></text:p>
            </table:table-cell>
            <table:covered-table-cell/>
            <table:covered-table-cell/>
            <table:table-cell table:style-name="TableCell279" table:number-columns-spanned="3">
              <text:p text:style-name="P280">Julho</text:p>
            </table:table-cell>
            <table:covered-table-cell/>
            <table:covered-table-cell/>
            <table:table-cell table:style-name="TableCell281">
              <text:p text:style-name="P282"><text:span text:style-name="T283">de</text:span></text:p>
            </table:table-cell>
            <table:table-cell table:style-name="TableCell284" table:number-columns-spanned="3">
              <text:p text:style-name="P285">2024</text:p>
            </table:table-cell>
            <table:covered-table-cell/>
            <table:covered-table-cell/>
            <table:table-cell table:style-name="TableCell286" table:number-rows-spanned="2">
              <text:p text:style-name="P287"/>
            </table:table-cell>
            <table:table-cell table:style-name="TableCell288" table:number-columns-spanned="5">
              <text:p text:style-name="P289"/>
            </table:table-cell>
            <table:covered-table-cell/>
            <table:covered-table-cell/>
            <table:covered-table-cell/>
            <table:covered-table-cell/>
          </table:table-row>
          <table:table-row table:style-name="TableRow290">
            <table:table-cell table:style-name="TableCell291">
              <text:p text:style-name="P292"/>
            </table:table-cell>
            <table:table-cell table:style-name="TableCell293" table:number-columns-spanned="5">
              <text:p text:style-name="P294"/>
            </table:table-cell>
            <table:covered-table-cell/>
            <table:covered-table-cell/>
            <table:covered-table-cell/>
            <table:covered-table-cell/>
            <table:table-cell table:style-name="TableCell295">
              <text:p text:style-name="P296"/>
            </table:table-cell>
            <table:table-cell table:style-name="TableCell297">
              <text:p text:style-name="P298"/>
            </table:table-cell>
            <table:table-cell table:style-name="TableCell299" table:number-columns-spanned="3">
              <text:p text:style-name="P300"/>
            </table:table-cell>
            <table:covered-table-cell/>
            <table:covered-table-cell/>
            <table:table-cell table:style-name="TableCell301" table:number-columns-spanned="3">
              <text:p text:style-name="P302"/>
            </table:table-cell>
            <table:covered-table-cell/>
            <table:covered-table-cell/>
            <table:table-cell table:style-name="TableCell303">
              <text:p text:style-name="P304"/>
            </table:table-cell>
            <table:table-cell table:style-name="TableCell305" table:number-columns-spanned="3">
              <text:p text:style-name="P306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7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1T19:56:00Z</meta:creation-date>
    <dc:date>2024-07-11T19:58:00Z</dc:date>
    <meta:print-date>2024-07-11T19:57:00Z</meta:print-date>
    <meta:template xlink:href="Normal" xlink:type="simple"/>
    <meta:editing-cycles>4</meta:editing-cycles>
    <meta:editing-duration>PT180S</meta:editing-duration>
    <meta:document-statistic meta:page-count="1" meta:paragraph-count="18" meta:word-count="1475" meta:character-count="9422" meta:row-count="66" meta:non-whitespace-character-count="7965"/>
  </office:meta>
</office:document-meta>
</file>